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a réponse<text:line-break/>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4" draw:layer="layout" svg:width="18.721cm" svg:height="6.015cm" svg:x="5.2cm" svg:y="3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4" draw:layer="layout" svg:width="22.039cm" svg:height="8.049cm" svg:x="3.361cm" svg:y="3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3</text:p>
          </draw:text-box>
        </draw:frame>
        <draw:frame draw:style-name="gr2" draw:text-style-name="P4" draw:layer="layout" svg:width="15.778cm" svg:height="8.049cm" svg:x="6.4cm" svg:y="3.3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4" draw:layer="layout" svg:width="12.198cm" svg:height="6.024cm" svg:x="8cm" svg:y="3.5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4" draw:layer="layout" svg:width="12.249cm" svg:height="6.024cm" svg:x="7.751cm" svg:y="3.3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4" draw:layer="layout" svg:width="11.343cm" svg:height="3.608cm" svg:x="2cm" svg:y="3.5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6" draw:layer="layout" svg:width="5.362cm" svg:height="2.337cm" svg:x="15.238cm" svg:y="4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13.307cm" svg:height="4.828cm" svg:x="1.893cm" svg:y="3.6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4" draw:layer="layout" svg:width="13.094cm" svg:height="3.712cm" svg:x="8.106cm" svg:y="8.8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6" draw:layer="layout" svg:width="4.72cm" svg:height="2.337cm" svg:x="18.08cm" svg:y="4.6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1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4" draw:layer="layout" svg:width="9.561cm" svg:height="4.828cm" svg:x="1.439cm" svg:y="3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19.034cm" svg:height="5.448cm" svg:x="4.2cm" svg:y="8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6" draw:layer="layout" svg:width="10.574cm" svg:height="4.779cm" svg:x="14.031cm" svg:y="3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4" draw:layer="layout" svg:width="7.412cm" svg:height="3.613cm" svg:x="1.4cm" svg:y="3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17.415cm" svg:height="1.947cm" svg:x="4.385cm" svg:y="10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6" draw:layer="layout" svg:width="12.281cm" svg:height="4.779cm" svg:x="11.919cm" svg:y="3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7.441cm" svg:height="3.613cm" svg:x="1.551cm" svg:y="3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12.785cm" svg:height="6.015cm" svg:x="0.2cm" svg:y="8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6" draw:layer="layout" svg:width="12.182cm" svg:height="7.475cm" svg:x="13.418cm" svg:y="3.3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10-07T07:48:37.469000000</dc:date>
    <meta:editing-duration>PT1H14M2S</meta:editing-duration>
    <meta:editing-cycles>13</meta:editing-cycles>
    <meta:generator>LibreOffice/6.3.6.2$Windows_X86_64 LibreOffice_project/2196df99b074d8a661f4036fca8fa0cbfa33a497</meta:generator>
    <meta:document-statistic meta:object-count="91"/>
  </office:meta>
</office:document-meta>
</file>

<file path=Object 1/content.xml><?xml version="1.0" encoding="utf-8"?>
<math xmlns="http://www.w3.org/1998/Math/MathML" display="block">
  <semantics>
    <mtable>
      <mtr>
        <mtd>
          <mtext>Un prix a été diminué</mtext>
        </mtd>
      </mtr>
      <mtr>
        <mtd>
          <mtext>de 10% puis de 20%.</mtext>
        </mtd>
      </mtr>
      <mtr>
        <mtd>
          <mtext>De combien a-t-il été</mtext>
        </mtd>
      </mtr>
      <mtr>
        <mtd>
          <mtext>diminué en tout ? </mtext>
        </mtd>
      </mtr>
    </mtable>
    <annotation encoding="StarMath 5.0">"Un prix a été diminué" newline "de 10% puis de 20%." newline 
"De combien a-t-il été" newline "diminué en tout ? "</annotation>
  </semantics>
</math>
</file>

<file path=Object 10/content.xml><?xml version="1.0" encoding="utf-8"?>
<math xmlns="http://www.w3.org/1998/Math/MathML" display="block">
  <semantics>
    <mtable>
      <mtr>
        <mtd>
          <mtext>Le prix d'un article est passé</mtext>
        </mtd>
      </mtr>
      <mtr>
        <mtd>
          <mtext>de 150 € à 210 €.</mtext>
        </mtd>
      </mtr>
      <mtr>
        <mtd>
          <mtext>Quel est, en % , </mtext>
        </mtd>
      </mtr>
      <mtr>
        <mtd>
          <mtext>le taux d'évolution de ce prix ?</mtext>
        </mtd>
      </mtr>
    </mtable>
    <annotation encoding="StarMath 5.0">"Le prix d'un article est passé" newline "de 150 € à 210 €."newline
"Quel est, en % , " newline "le taux d'évolution de ce prix ?"</annotation>
  </semantics>
</math>
</file>

<file path=Object 11/content.xml><?xml version="1.0" encoding="utf-8"?>
<math xmlns="http://www.w3.org/1998/Math/MathML" display="block">
  <semantics>
    <mtable>
      <mtr>
        <mtd>
          <mstyle color="aqua">
            <mrow>
              <mtext>diminution de 10% </mtext>
              <mi mathvariant="normal">→</mi>
              <mrow>
                <msub>
                  <mi mathvariant="italic">CM</mi>
                  <mn>1</mn>
                </msub>
                <mo stretchy="false">=</mo>
                <mn>0,9</mn>
              </mrow>
            </mrow>
          </mstyle>
        </mtd>
      </mtr>
      <mtr>
        <mtd>
          <mstyle color="aqua">
            <mrow>
              <mtext>diminution de 20% </mtext>
              <mi mathvariant="normal">→</mi>
              <mrow>
                <msub>
                  <mi mathvariant="italic">CM</mi>
                  <mn>2</mn>
                </msub>
                <mo stretchy="false">=</mo>
                <mn>0,8</mn>
              </mrow>
            </mrow>
          </mstyle>
        </mtd>
      </mtr>
      <mtr>
        <mtd>
          <mstyle color="aqua">
            <mrow>
              <msub>
                <mi mathvariant="italic">CM</mi>
                <mi>g</mi>
              </msub>
              <mo stretchy="false">=</mo>
              <mrow>
                <msub>
                  <mi mathvariant="italic">CM</mi>
                  <mn>1</mn>
                </msub>
                <mo stretchy="false">×</mo>
                <msub>
                  <mi mathvariant="italic">CM</mi>
                  <mn>2</mn>
                </msub>
              </mrow>
              <mo stretchy="false">=</mo>
              <mn>0,72</mn>
            </mrow>
          </mstyle>
        </mtd>
      </mtr>
      <mtr>
        <mtd>
          <mstyle color="aqua">
            <mrow>
              <mrow>
                <msub>
                  <mi mathvariant="italic">CM</mi>
                  <mi>g</mi>
                </msub>
                <mo stretchy="false">=</mo>
                <mn>0,72</mn>
              </mrow>
              <mrow>
                <mtext> correspond à un taux de </mtext>
                <mo stretchy="false">−</mo>
                <mn>28</mn>
              </mrow>
              <mtext>%</mtext>
            </mrow>
          </mstyle>
        </mtd>
      </mtr>
    </mtable>
    <annotation encoding="StarMath 5.0">color cyan{"diminution de 10% " %tendto CM_1=0,9} newline
color cyan{"diminution de 20% " %tendto CM_2=0,8} newline
color cyan{CM_g=CM_1 times CM_2=0,72}newline
color cyan{CM_g=0,72" correspond à un taux de "-28%}</annotation>
  </semantics>
</math>
</file>

<file path=Object 12/content.xml><?xml version="1.0" encoding="utf-8"?>
<math xmlns="http://www.w3.org/1998/Math/MathML" display="block">
  <semantics>
    <mtable>
      <mtr>
        <mtd>
          <mrow>
            <mtext>Résoudre dans</mtext>
            <mi mathvariant="normal">ℝ</mi>
          </mrow>
        </mtd>
      </mtr>
      <mtr>
        <mtd>
          <mtext>l'équation :</mtext>
        </mtd>
      </mtr>
      <mtr>
        <mtd>
          <mrow>
            <mn>2</mn>
            <mrow>
              <mi>x</mi>
              <mo stretchy="false">+</mo>
              <mn>1</mn>
            </mrow>
            <mrow>
              <mtext> </mtext>
              <mo stretchy="false">=</mo>
              <mtext> </mtext>
            </mrow>
            <mrow>
              <mi>x</mi>
              <mo stretchy="false">−</mo>
              <mn>2</mn>
            </mrow>
          </mrow>
        </mtd>
      </mtr>
    </mtable>
    <annotation encoding="StarMath 5.0">"Résoudre dans" %Ux211D newline  "l'équation :" newline 
 2x+1" "=" "x-2</annotation>
  </semantics>
</math>
</file>

<file path=Object 13/content.xml><?xml version="1.0" encoding="utf-8"?>
<math xmlns="http://www.w3.org/1998/Math/MathML" display="block">
  <semantics>
    <mtable>
      <mtr>
        <mtd>
          <mstyle color="aqua">
            <mrow>
              <mfrac>
                <mrow>
                  <mn>210</mn>
                  <mo stretchy="false">−</mo>
                  <mn>150</mn>
                </mrow>
                <mn>150</mn>
              </mfrac>
              <mrow>
                <mtext> </mtext>
                <mo stretchy="false">=</mo>
                <mtext> </mtext>
              </mrow>
              <mn>0,4</mn>
            </mrow>
          </mstyle>
        </mtd>
      </mtr>
      <mtr>
        <mtd>
          <mstyle color="aqua">
            <mtext>soit une augmentation de 40%</mtext>
          </mstyle>
        </mtd>
      </mtr>
    </mtable>
    <annotation encoding="StarMath 5.0">color cyan { {210-150} over 150" "= " "0,4} newline
color cyan {"soit une augmentation de 40%"}</annotation>
  </semantics>
</math>
</file>

<file path=Object 14/content.xml><?xml version="1.0" encoding="utf-8"?>
<math xmlns="http://www.w3.org/1998/Math/MathML" display="block">
  <semantics>
    <mstyle color="aqua">
      <mrow>
        <mn>2</mn>
        <mrow>
          <mrow>
            <mi>x</mi>
            <mo stretchy="false">+</mo>
            <mn>1</mn>
          </mrow>
          <mo stretchy="false">=</mo>
          <mrow>
            <mi>x</mi>
            <mo stretchy="false">−</mo>
            <mn>2</mn>
          </mrow>
        </mrow>
        <mtext> </mtext>
        <mo stretchy="false">⇔</mo>
        <mtext> </mtext>
        <mrow>
          <mi>x</mi>
          <mo stretchy="false">=</mo>
          <mrow>
            <mo stretchy="false">−</mo>
            <mn>3</mn>
          </mrow>
        </mrow>
      </mrow>
    </mstyle>
    <annotation encoding="StarMath 5.0">color cyan{ 2x+1=x-2 " "dlrarrow" "x=-3 }</annotation>
  </semantics>
</math>
</file>

<file path=Object 15/content.xml><?xml version="1.0" encoding="utf-8"?>
<math xmlns="http://www.w3.org/1998/Math/MathML" display="block">
  <semantics>
    <mstyle color="green">
      <mtext>40 %</mtext>
    </mstyle>
    <annotation encoding="StarMath 5.0">color green{"40 %"}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phantom>
              <mrow>
                <mtext> </mtext>
                <mo stretchy="false">⇔</mo>
                <mtext> </mtext>
              </mrow>
            </mphantom>
            <mstyle color="aqua">
              <mrow>
                <mrow>
                  <mo stretchy="false">−</mo>
                  <mn>3</mn>
                </mrow>
                <mrow>
                  <mi>x</mi>
                  <mo stretchy="false">+</mo>
                  <mn>2</mn>
                </mrow>
                <mrow>
                  <mtext> </mtext>
                  <mo stretchy="false">&lt;</mo>
                  <mtext> </mtext>
                </mrow>
                <mn>5</mn>
              </mrow>
            </mstyle>
          </mrow>
        </mtd>
      </mtr>
      <mtr>
        <mtd>
          <mrow>
            <mtext/>
            <mstyle color="aqua">
              <mrow>
                <mtext> </mtext>
                <mo stretchy="false">⇔</mo>
                <mrow>
                  <mtext> </mtext>
                  <mo stretchy="false">−</mo>
                  <mn>3</mn>
                </mrow>
                <mrow>
                  <mi>x</mi>
                  <mo stretchy="false">&lt;</mo>
                  <mn>3</mn>
                </mrow>
              </mrow>
            </mstyle>
          </mrow>
        </mtd>
      </mtr>
      <mtr>
        <mtd>
          <mrow>
            <mtext/>
            <mstyle color="aqua">
              <mrow>
                <mtext> </mtext>
                <mo stretchy="false">⇔</mo>
                <mtext> </mtext>
                <mrow>
                  <mi>x</mi>
                  <mo stretchy="false">&gt;</mo>
                  <mrow>
                    <mo stretchy="false">−</mo>
                    <mn>1</mn>
                  </mrow>
                </mrow>
              </mrow>
            </mstyle>
          </mrow>
        </mtd>
      </mtr>
    </mtable>
    <annotation encoding="StarMath 5.0">""phantom{" "dlrarrow" "}color cyan {-3x+2 " "&lt;" "5} newline
""color cyan {" "dlrarrow" "-3x &lt; 3 } newline
""color cyan {" "dlrarrow" "x &gt; -1 } </annotation>
  </semantics>
</math>
</file>

<file path=Object 17/content.xml><?xml version="1.0" encoding="utf-8"?>
<math xmlns="http://www.w3.org/1998/Math/MathML" display="block">
  <semantics>
    <mtable>
      <mtr>
        <mtd>
          <mstyle color="green">
            <mtext>Il a diminué</mtext>
          </mstyle>
        </mtd>
      </mtr>
      <mtr>
        <mtd>
          <mstyle color="green">
            <mrow>
              <mtext>de </mtext>
              <mn>28</mn>
              <mtext>%</mtext>
              <mn>.</mn>
            </mrow>
          </mstyle>
        </mtd>
      </mtr>
    </mtable>
    <annotation encoding="StarMath 5.0">color green{"Il a diminué"}newline color green{"de "28%.}</annotation>
  </semantics>
</math>
</file>

<file path=Object 18/content.xml><?xml version="1.0" encoding="utf-8"?>
<math xmlns="http://www.w3.org/1998/Math/MathML" display="block">
  <semantics>
    <mtable>
      <mtr>
        <mtd>
          <mstyle color="green">
            <mtext>Une solution :</mtext>
          </mstyle>
        </mtd>
      </mtr>
      <mtr>
        <mtd>
          <mstyle color="green">
            <mrow>
              <mo stretchy="false">−</mo>
              <mn>3</mn>
            </mrow>
          </mstyle>
        </mtd>
      </mtr>
    </mtable>
    <annotation encoding="StarMath 5.0">color green {"Une solution :"}newline
color green { -3 }</annotation>
  </semantics>
</math>
</file>

<file path=Object 19/content.xml><?xml version="1.0" encoding="utf-8"?>
<math xmlns="http://www.w3.org/1998/Math/MathML" display="block">
  <semantics>
    <mtable>
      <mtr>
        <mtd>
          <mstyle color="green">
            <mtext>L'ensemble </mtext>
          </mstyle>
        </mtd>
      </mtr>
      <mtr>
        <mtd>
          <mstyle color="green">
            <mtext>des solutions</mtext>
          </mstyle>
        </mtd>
      </mtr>
      <mtr>
        <mtd>
          <mstyle color="green">
            <mrow>
              <mtext>est </mtext>
              <mrow>
                <mo fence="true" stretchy="true">]</mo>
                <mrow>
                  <mrow>
                    <mrow>
                      <mo stretchy="false">−</mo>
                      <mn>1</mn>
                    </mrow>
                    <mrow>
                      <mtext> ; </mtext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</mstyle>
        </mtd>
      </mtr>
    </mtable>
    <annotation encoding="StarMath 5.0">color green{"L'ensemble "}
 newline
color green{"des solutions"}newline
color green{"est "left]-1" ; "+ infinity right[ }</annotation>
  </semantics>
</math>
</file>

<file path=Object 2/content.xml><?xml version="1.0" encoding="utf-8"?>
<math xmlns="http://www.w3.org/1998/Math/MathML" display="block">
  <semantics>
    <mtable>
      <mtr>
        <mtd>
          <mrow>
            <mtext>Résoudre dans</mtext>
            <mi mathvariant="normal">ℝ</mi>
          </mrow>
        </mtd>
      </mtr>
      <mtr>
        <mtd>
          <mtext>l'équation :</mtext>
        </mtd>
      </mtr>
      <mtr>
        <mtd>
          <mrow>
            <mn>2</mn>
            <mrow>
              <mi>x</mi>
              <mo stretchy="false">+</mo>
              <mn>1</mn>
            </mrow>
            <mrow>
              <mtext> </mtext>
              <mo stretchy="false">=</mo>
              <mtext> </mtext>
            </mrow>
            <mrow>
              <mi>x</mi>
              <mo stretchy="false">−</mo>
              <mn>2</mn>
            </mrow>
          </mrow>
        </mtd>
      </mtr>
    </mtable>
    <annotation encoding="StarMath 5.0">"Résoudre dans" %Ux211D newline  "l'équation :" newline 
 2x+1" "=" "x-2</annotation>
  </semantics>
</math>
</file>

<file path=Object 3/content.xml><?xml version="1.0" encoding="utf-8"?>
<math xmlns="http://www.w3.org/1998/Math/MathML" display="block">
  <semantics>
    <mtable>
      <mtr>
        <mtd>
          <mrow>
            <mtext>Résoudre dans</mtext>
            <mi mathvariant="normal">ℝ</mi>
          </mrow>
        </mtd>
      </mtr>
      <mtr>
        <mtd>
          <mtext>l'inéquation :</mtext>
        </mtd>
      </mtr>
      <mtr>
        <mtd>
          <mrow>
            <mrow>
              <mo stretchy="false">−</mo>
              <mn>3</mn>
            </mrow>
            <mrow>
              <mi>x</mi>
              <mo stretchy="false">+</mo>
              <mn>2</mn>
            </mrow>
            <mrow>
              <mtext> </mtext>
              <mo stretchy="false">&lt;</mo>
              <mtext> </mtext>
            </mrow>
            <mn>5</mn>
          </mrow>
        </mtd>
      </mtr>
    </mtable>
    <annotation encoding="StarMath 5.0">"Résoudre dans" %Ux211D newline "l'inéquation :" newline  -3x+2 " "&lt;" "5</annotation>
  </semantics>
</math>
</file>

<file path=Object 4/content.xml><?xml version="1.0" encoding="utf-8"?>
<math xmlns="http://www.w3.org/1998/Math/MathML" display="block">
  <semantics>
    <mtable>
      <mtr>
        <mtd>
          <mtext>On augmente de 10% </mtext>
        </mtd>
      </mtr>
      <mtr>
        <mtd>
          <mtext>un prix de 150€.</mtext>
        </mtd>
      </mtr>
      <mtr>
        <mtd>
          <mtext>Quel est le nouveau prix ?</mtext>
        </mtd>
      </mtr>
    </mtable>
    <annotation encoding="StarMath 5.0">"On augmente de 10% "newline "un prix de 150€."newline
"Quel est le nouveau prix ?"</annotation>
  </semantics>
</math>
</file>

<file path=Object 5/content.xml><?xml version="1.0" encoding="utf-8"?>
<math xmlns="http://www.w3.org/1998/Math/MathML" display="block">
  <semantics>
    <mtable>
      <mtr>
        <mtd>
          <mtext>Le prix d'un article est passé</mtext>
        </mtd>
      </mtr>
      <mtr>
        <mtd>
          <mtext>de 150 € à 210 €.</mtext>
        </mtd>
      </mtr>
      <mtr>
        <mtd>
          <mtext>Quel est, en % , </mtext>
        </mtd>
      </mtr>
      <mtr>
        <mtd>
          <mtext>le taux d'évolution de ce prix ?</mtext>
        </mtd>
      </mtr>
    </mtable>
    <annotation encoding="StarMath 5.0">"Le prix d'un article est passé" newline "de 150 € à 210 €."newline
"Quel est, en % , " newline "le taux d'évolution de ce prix ?"</annotation>
  </semantics>
</math>
</file>

<file path=Object 6/content.xml><?xml version="1.0" encoding="utf-8"?>
<math xmlns="http://www.w3.org/1998/Math/MathML" display="block">
  <semantics>
    <mtable>
      <mtr>
        <mtd>
          <mtext>Un prix a été diminué</mtext>
        </mtd>
      </mtr>
      <mtr>
        <mtd>
          <mtext>de 10% puis de 20%.</mtext>
        </mtd>
      </mtr>
      <mtr>
        <mtd>
          <mtext>De combien a-t-il été</mtext>
        </mtd>
      </mtr>
      <mtr>
        <mtd>
          <mtext>diminué en tout ? </mtext>
        </mtd>
      </mtr>
    </mtable>
    <annotation encoding="StarMath 5.0">"Un prix a été diminué" newline "de 10% puis de 20%." newline 
"De combien a-t-il été" newline "diminué en tout ? "</annotation>
  </semantics>
</math>
</file>

<file path=Object 7/content.xml><?xml version="1.0" encoding="utf-8"?>
<math xmlns="http://www.w3.org/1998/Math/MathML" display="block">
  <semantics>
    <mtable>
      <mtr>
        <mtd>
          <mrow>
            <mtext>Résoudre dans</mtext>
            <mi mathvariant="normal">ℝ</mi>
          </mrow>
        </mtd>
      </mtr>
      <mtr>
        <mtd>
          <mtext>l'inéquation :</mtext>
        </mtd>
      </mtr>
      <mtr>
        <mtd>
          <mrow>
            <mrow>
              <mo stretchy="false">−</mo>
              <mn>3</mn>
            </mrow>
            <mrow>
              <mi>x</mi>
              <mo stretchy="false">+</mo>
              <mn>2</mn>
            </mrow>
            <mrow>
              <mtext> </mtext>
              <mo stretchy="false">&lt;</mo>
              <mtext> </mtext>
            </mrow>
            <mn>5</mn>
          </mrow>
        </mtd>
      </mtr>
    </mtable>
    <annotation encoding="StarMath 5.0">"Résoudre dans" %Ux211D newline "l'inéquation :" newline  -3x+2 " "&lt;" "5</annotation>
  </semantics>
</math>
</file>

<file path=Object 8/content.xml><?xml version="1.0" encoding="utf-8"?>
<math xmlns="http://www.w3.org/1998/Math/MathML" display="block">
  <semantics>
    <mtable>
      <mtr>
        <mtd>
          <mtext>On augmente de 10% </mtext>
        </mtd>
      </mtr>
      <mtr>
        <mtd>
          <mtext>un prix de 150€.</mtext>
        </mtd>
      </mtr>
      <mtr>
        <mtd>
          <mtext>Quel est le nouveau prix ?</mtext>
        </mtd>
      </mtr>
    </mtable>
    <annotation encoding="StarMath 5.0">"On augmente de 10% "newline "un prix de 150€."newline
"Quel est le nouveau prix ?"</annotation>
  </semantics>
</math>
</file>

<file path=Object 9/content.xml><?xml version="1.0" encoding="utf-8"?>
<math xmlns="http://www.w3.org/1998/Math/MathML" display="block">
  <semantics>
    <mstyle color="green">
      <mrow>
        <mn>165</mn>
        <mtext> €</mtext>
      </mrow>
    </mstyle>
    <annotation encoding="StarMath 5.0">color green{165" €"}</annotation>
  </semantics>
</math>
</file>